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/>
  </office:font-face-decls>
  <office:automatic-styles>
    <style:style style:name="P1" style:family="paragraph" style:parent-style-name="Standard">
      <style:paragraph-properties fo:margin-left="0in" fo:margin-right="0in" fo:orphans="2" fo:widows="2" fo:text-indent="0in" style:auto-text-indent="false"/>
      <style:text-properties officeooo:paragraph-rsid="001ee994"/>
    </style:style>
    <style:style style:name="P2" style:family="paragraph" style:parent-style-name="Standard" style:list-style-name="L1">
      <style:paragraph-properties fo:margin-left="0in" fo:margin-right="0in" fo:orphans="2" fo:widows="2" fo:text-indent="0in" style:auto-text-indent="false"/>
      <style:text-properties officeooo:paragraph-rsid="001ee994"/>
    </style:style>
    <style:style style:name="P3" style:family="paragraph" style:parent-style-name="Standard" style:list-style-name="L2">
      <style:paragraph-properties fo:margin-left="0in" fo:margin-right="0in" fo:orphans="2" fo:widows="2" fo:text-indent="0in" style:auto-text-indent="false"/>
      <style:text-properties fo:font-variant="normal" fo:text-transform="none" fo:color="#000000" loext:opacity="100%" style:font-name="Times New Roman" fo:font-size="14pt" fo:letter-spacing="normal" fo:font-style="normal" fo:font-weight="normal" officeooo:paragraph-rsid="001ee994"/>
    </style:style>
    <style:style style:name="P4" style:family="paragraph" style:parent-style-name="Standard" style:list-style-name="L2">
      <style:paragraph-properties fo:margin-left="0in" fo:margin-right="0in" fo:orphans="2" fo:widows="2" fo:text-indent="0in" style:auto-text-indent="false"/>
      <style:text-properties officeooo:paragraph-rsid="001ee994"/>
    </style:style>
    <style:style style:name="P5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loext:opacity="100%" style:font-name="Times New Roman" fo:font-size="14pt" fo:letter-spacing="normal" fo:font-style="normal" fo:font-weight="normal" officeooo:paragraph-rsid="001ee994"/>
    </style:style>
    <style:style style:name="P6" style:family="paragraph" style:parent-style-name="Standard">
      <style:text-properties fo:font-variant="normal" fo:text-transform="none" fo:color="#000000" loext:opacity="100%" style:font-name="Times New Roman" fo:font-size="14pt" fo:letter-spacing="normal" fo:font-style="normal" fo:font-weight="normal" officeooo:paragraph-rsid="001ee994"/>
    </style:style>
    <style:style style:name="P7" style:family="paragraph" style:parent-style-name="Standard">
      <style:text-properties officeooo:paragraph-rsid="001ee994"/>
    </style:style>
    <style:style style:name="P8" style:family="paragraph" style:parent-style-name="Standard" style:list-style-name="L3" style:master-page-name="">
      <loext:graphic-properties draw:fill="none"/>
      <style:paragraph-properties fo:margin-left="0.5in" fo:margin-right="0in" fo:text-indent="-0.5in" style:auto-text-indent="false" style:page-number="auto" fo:background-color="transparent"/>
      <style:text-properties officeooo:paragraph-rsid="001ee994"/>
    </style:style>
    <style:style style:name="P9" style:family="paragraph" style:parent-style-name="Standard" style:list-style-name="L3">
      <loext:graphic-properties draw:fill="none"/>
      <style:paragraph-properties fo:margin-left="0.5in" fo:margin-right="0in" fo:text-indent="-0.5in" style:auto-text-indent="false" fo:background-color="transparent"/>
      <style:text-properties officeooo:paragraph-rsid="001ee994"/>
    </style:style>
    <style:style style:name="P10" style:family="paragraph" style:parent-style-name="Standard" style:list-style-name="L3">
      <loext:graphic-properties draw:fill="none"/>
      <style:paragraph-properties fo:margin-left="0.5in" fo:margin-right="0in" fo:text-indent="-0.5in" style:auto-text-indent="false" fo:background-color="transparent"/>
      <style:text-properties officeooo:paragraph-rsid="001f3b6c"/>
    </style:style>
    <style:style style:name="P11" style:family="paragraph" style:parent-style-name="Standard">
      <style:text-properties fo:font-variant="normal" fo:text-transform="none" fo:color="#000000" loext:opacity="100%" style:font-name="Times New Roman" fo:font-size="14pt" fo:letter-spacing="normal" fo:font-style="normal" fo:font-weight="normal" officeooo:paragraph-rsid="001f3b6c"/>
    </style:style>
    <style:style style:name="P12" style:family="paragraph" style:parent-style-name="Standard" style:list-style-name="L4" style:master-page-name="">
      <loext:graphic-properties draw:fill="none"/>
      <style:paragraph-properties fo:margin-left="0.5in" fo:margin-right="0in" fo:text-indent="-0.5in" style:auto-text-indent="false" style:page-number="auto" fo:background-color="transparent"/>
      <style:text-properties fo:font-variant="normal" fo:text-transform="none" fo:color="#000000" loext:opacity="100%" style:font-name="Times New Roman" fo:font-size="14pt" fo:letter-spacing="normal" fo:font-style="normal" fo:font-weight="normal" officeooo:paragraph-rsid="001f3b6c"/>
    </style:style>
    <style:style style:name="P13" style:family="paragraph" style:parent-style-name="Standard" style:list-style-name="L4">
      <loext:graphic-properties draw:fill="none"/>
      <style:paragraph-properties fo:margin-left="0.5in" fo:margin-right="0in" fo:text-indent="-0.5in" style:auto-text-indent="false" fo:background-color="transparent"/>
      <style:text-properties officeooo:paragraph-rsid="001f3b6c"/>
    </style:style>
    <style:style style:name="P14" style:family="paragraph" style:parent-style-name="Standard">
      <style:text-properties officeooo:paragraph-rsid="001f3b6c"/>
    </style:style>
    <style:style style:name="P15" style:family="paragraph" style:parent-style-name="Standard" style:list-style-name="L5" style:master-page-name="">
      <loext:graphic-properties draw:fill="none"/>
      <style:paragraph-properties fo:margin-left="0.5in" fo:margin-right="0in" fo:text-indent="-0.5in" style:auto-text-indent="false" style:page-number="auto" fo:background-color="transparent"/>
      <style:text-properties fo:font-variant="normal" fo:text-transform="none" fo:color="#000000" loext:opacity="100%" style:font-name="Times New Roman" fo:font-size="14pt" fo:letter-spacing="normal" fo:font-style="normal" fo:font-weight="normal" officeooo:paragraph-rsid="001f3b6c"/>
    </style:style>
    <style:style style:name="P16" style:family="paragraph" style:parent-style-name="Standard" style:list-style-name="L5">
      <loext:graphic-properties draw:fill="none"/>
      <style:paragraph-properties fo:margin-left="0.5in" fo:margin-right="0in" fo:text-indent="-0.5in" style:auto-text-indent="false" fo:background-color="transparent"/>
      <style:text-properties fo:font-variant="normal" fo:text-transform="none" fo:color="#000000" loext:opacity="100%" style:font-name="Times New Roman" fo:font-size="14pt" fo:letter-spacing="normal" fo:font-style="normal" fo:font-weight="normal" officeooo:paragraph-rsid="001f3b6c"/>
    </style:style>
    <style:style style:name="P17" style:family="paragraph" style:parent-style-name="Standard" style:list-style-name="L6" style:master-page-name="">
      <loext:graphic-properties draw:fill="none"/>
      <style:paragraph-properties fo:margin-left="0.5in" fo:margin-right="0in" fo:text-indent="-0.5in" style:auto-text-indent="false" style:page-number="auto" fo:background-color="transparent"/>
      <style:text-properties fo:font-variant="normal" fo:text-transform="none" fo:color="#000000" loext:opacity="100%" style:font-name="Times New Roman" fo:font-size="14pt" fo:letter-spacing="normal" fo:font-style="normal" fo:font-weight="normal" officeooo:paragraph-rsid="001f3b6c"/>
    </style:style>
    <style:style style:name="P18" style:family="paragraph" style:parent-style-name="Standard" style:list-style-name="L6">
      <loext:graphic-properties draw:fill="none"/>
      <style:paragraph-properties fo:margin-left="0.5in" fo:margin-right="0in" fo:text-indent="-0.5in" style:auto-text-indent="false" fo:background-color="transparent"/>
      <style:text-properties fo:font-variant="normal" fo:text-transform="none" fo:color="#000000" loext:opacity="100%" style:font-name="Times New Roman" fo:font-size="14pt" fo:letter-spacing="normal" fo:font-style="normal" fo:font-weight="normal" officeooo:paragraph-rsid="001f3b6c"/>
    </style:style>
    <style:style style:name="P19" style:family="paragraph" style:parent-style-name="Standard" style:list-style-name="L6">
      <loext:graphic-properties draw:fill="none"/>
      <style:paragraph-properties fo:margin-left="0.5in" fo:margin-right="0in" fo:text-indent="-0.5in" style:auto-text-indent="false" fo:background-color="transparent"/>
      <style:text-properties officeooo:paragraph-rsid="001f3b6c"/>
    </style:style>
    <style:style style:name="P20" style:family="paragraph" style:parent-style-name="Standard" style:list-style-name="L6">
      <style:paragraph-properties fo:margin-left="0.5in" fo:margin-right="0in" fo:text-indent="-0.5in" style:auto-text-indent="false"/>
      <style:text-properties fo:color="#000000" loext:opacity="100%" style:font-name="Times New Roman" fo:font-size="14pt" officeooo:paragraph-rsid="001f3b6c"/>
    </style:style>
    <style:style style:name="P21" style:family="paragraph" style:parent-style-name="Standard">
      <style:text-properties fo:font-variant="normal" fo:text-transform="none" fo:color="#000000" loext:opacity="100%" style:font-name="Times New Roman" fo:font-size="14pt" fo:letter-spacing="normal" fo:language="uk" fo:country="UA" fo:font-style="normal" fo:font-weight="normal" officeooo:rsid="001f3b6c" officeooo:paragraph-rsid="001f3b6c"/>
    </style:style>
    <style:style style:name="P22" style:family="paragraph" style:parent-style-name="Standard" style:list-style-name="L7" style:master-page-name="">
      <loext:graphic-properties draw:fill="none"/>
      <style:paragraph-properties fo:margin-left="0.5in" fo:margin-right="0in" fo:text-indent="-0.5in" style:auto-text-indent="false" style:page-number="auto" fo:background-color="transparent"/>
      <style:text-properties fo:font-variant="normal" fo:text-transform="none" fo:color="#000000" loext:opacity="100%" style:font-name="Times New Roman" fo:font-size="14pt" fo:letter-spacing="normal" fo:font-style="normal" fo:font-weight="normal" officeooo:paragraph-rsid="001f3b6c"/>
    </style:style>
    <style:style style:name="P23" style:family="paragraph" style:parent-style-name="Standard" style:list-style-name="L7">
      <loext:graphic-properties draw:fill="none"/>
      <style:paragraph-properties fo:margin-left="0.5in" fo:margin-right="0in" fo:text-indent="-0.5in" style:auto-text-indent="false" fo:background-color="transparent"/>
      <style:text-properties fo:font-variant="normal" fo:text-transform="none" fo:color="#000000" loext:opacity="100%" style:font-name="Times New Roman" fo:font-size="14pt" fo:letter-spacing="normal" fo:font-style="normal" fo:font-weight="normal" officeooo:paragraph-rsid="001f3b6c"/>
    </style:style>
    <style:style style:name="P24" style:family="paragraph" style:parent-style-name="Standard">
      <style:text-properties officeooo:paragraph-rsid="0020feda"/>
    </style:style>
    <style:style style:name="P25" style:family="paragraph" style:parent-style-name="Standard">
      <style:text-properties fo:font-variant="normal" fo:text-transform="none" fo:color="#000000" loext:opacity="100%" style:font-name="Times New Roman" fo:font-size="14pt" fo:letter-spacing="normal" fo:font-style="normal" fo:font-weight="normal" officeooo:paragraph-rsid="0020feda"/>
    </style:style>
    <style:style style:name="P26" style:family="paragraph" style:parent-style-name="Standard" style:list-style-name="L8" style:master-page-name="">
      <loext:graphic-properties draw:fill="none"/>
      <style:paragraph-properties fo:margin-left="0.5in" fo:margin-right="0in" fo:text-indent="-0.5in" style:auto-text-indent="false" style:page-number="auto" fo:background-color="transparent"/>
      <style:text-properties fo:font-variant="normal" fo:text-transform="none" fo:color="#000000" loext:opacity="100%" style:font-name="Times New Roman" fo:font-size="14pt" fo:letter-spacing="normal" fo:font-style="normal" fo:font-weight="normal" officeooo:paragraph-rsid="0020feda"/>
    </style:style>
    <style:style style:name="P27" style:family="paragraph" style:parent-style-name="Standard" style:list-style-name="L8">
      <loext:graphic-properties draw:fill="none"/>
      <style:paragraph-properties fo:margin-left="0.5in" fo:margin-right="0in" fo:text-indent="-0.5in" style:auto-text-indent="false" fo:background-color="transparent"/>
      <style:text-properties fo:font-variant="normal" fo:text-transform="none" fo:color="#000000" loext:opacity="100%" style:font-name="Times New Roman" fo:font-size="14pt" fo:letter-spacing="normal" fo:font-style="normal" fo:font-weight="normal" officeooo:paragraph-rsid="0020feda"/>
    </style:style>
    <style:style style:name="P28" style:family="paragraph" style:parent-style-name="Standard">
      <style:text-properties fo:font-variant="normal" fo:text-transform="none" fo:color="#000000" loext:opacity="100%" style:font-name="Times New Roman" fo:font-size="14pt" fo:letter-spacing="normal" fo:font-style="normal" fo:font-weight="normal" officeooo:paragraph-rsid="00218b85"/>
    </style:style>
    <style:style style:name="P29" style:family="paragraph" style:parent-style-name="Standard" style:list-style-name="L9" style:master-page-name="">
      <loext:graphic-properties draw:fill="none"/>
      <style:paragraph-properties fo:margin-left="0.5in" fo:margin-right="0in" fo:text-indent="-0.5in" style:auto-text-indent="false" style:page-number="auto" fo:background-color="transparent"/>
      <style:text-properties fo:font-variant="normal" fo:text-transform="none" fo:color="#000000" loext:opacity="100%" style:font-name="Times New Roman" fo:font-size="14pt" fo:letter-spacing="normal" fo:font-style="normal" fo:font-weight="normal" officeooo:paragraph-rsid="00218b85"/>
    </style:style>
    <style:style style:name="P30" style:family="paragraph" style:parent-style-name="Standard" style:list-style-name="L9">
      <loext:graphic-properties draw:fill="none"/>
      <style:paragraph-properties fo:margin-left="0.5in" fo:margin-right="0in" fo:text-indent="-0.5in" style:auto-text-indent="false" fo:background-color="transparent"/>
      <style:text-properties fo:font-variant="normal" fo:text-transform="none" fo:color="#000000" loext:opacity="100%" style:font-name="Times New Roman" fo:font-size="14pt" fo:letter-spacing="normal" fo:font-style="normal" fo:font-weight="normal" officeooo:paragraph-rsid="00218b85"/>
    </style:style>
    <style:style style:name="P31" style:family="paragraph" style:parent-style-name="Standard">
      <style:text-properties officeooo:paragraph-rsid="0021c7f7"/>
    </style:style>
    <style:style style:name="P32" style:family="paragraph" style:parent-style-name="Standard">
      <style:text-properties fo:font-variant="normal" fo:text-transform="none" fo:color="#000000" loext:opacity="100%" style:font-name="Times New Roman" fo:font-size="14pt" fo:letter-spacing="normal" fo:font-style="normal" fo:font-weight="normal" officeooo:paragraph-rsid="0021c7f7"/>
    </style:style>
    <style:style style:name="P33" style:family="paragraph" style:parent-style-name="Standard">
      <style:text-properties officeooo:paragraph-rsid="00224d82"/>
    </style:style>
    <style:style style:name="P34" style:family="paragraph" style:parent-style-name="Standard">
      <style:text-properties fo:font-variant="normal" fo:text-transform="none" fo:color="#000000" loext:opacity="100%" style:font-name="Times New Roman" fo:font-size="14pt" fo:letter-spacing="normal" fo:font-style="normal" fo:font-weight="normal" officeooo:paragraph-rsid="00224d82"/>
    </style:style>
    <style:style style:name="P35" style:family="paragraph" style:parent-style-name="Standard" style:list-style-name="L10" style:master-page-name="">
      <loext:graphic-properties draw:fill="none"/>
      <style:paragraph-properties fo:margin-left="0.5in" fo:margin-right="0in" fo:text-indent="-0.5in" style:auto-text-indent="false" style:page-number="auto" fo:background-color="transparent"/>
      <style:text-properties fo:font-variant="normal" fo:text-transform="none" fo:color="#000000" loext:opacity="100%" style:font-name="Times New Roman" fo:font-size="14pt" fo:letter-spacing="normal" fo:font-style="normal" fo:font-weight="normal" officeooo:paragraph-rsid="00224d82"/>
    </style:style>
    <style:style style:name="P36" style:family="paragraph" style:parent-style-name="Standard" style:list-style-name="L10">
      <loext:graphic-properties draw:fill="none"/>
      <style:paragraph-properties fo:margin-left="0.5in" fo:margin-right="0in" fo:text-indent="-0.5in" style:auto-text-indent="false" fo:background-color="transparent"/>
      <style:text-properties fo:font-variant="normal" fo:text-transform="none" fo:color="#000000" loext:opacity="100%" style:font-name="Times New Roman" fo:font-size="14pt" fo:letter-spacing="normal" fo:font-style="normal" fo:font-weight="normal" officeooo:paragraph-rsid="00224d82"/>
    </style:style>
    <style:style style:name="P37" style:family="paragraph" style:parent-style-name="Standard" style:list-style-name="L10">
      <loext:graphic-properties draw:fill="none"/>
      <style:paragraph-properties fo:margin-left="0.5in" fo:margin-right="0in" fo:text-indent="-0.5in" style:auto-text-indent="false" fo:background-color="transparent"/>
      <style:text-properties officeooo:paragraph-rsid="00224d82"/>
    </style:style>
    <style:style style:name="P38" style:family="paragraph" style:parent-style-name="Heading_20_1">
      <style:paragraph-properties fo:keep-with-next="always"/>
      <style:text-properties style:font-name="Liberation Sans" style:font-name-asian="Microsoft YaHei" style:font-name-complex="Arial1"/>
    </style:style>
    <style:style style:name="P39" style:family="paragraph" style:parent-style-name="Standard">
      <style:text-properties fo:font-variant="normal" fo:text-transform="none" fo:color="#000000" loext:opacity="100%" style:font-name="Times New Roman" fo:font-size="14pt" fo:letter-spacing="normal" fo:font-style="normal" fo:font-weight="normal" officeooo:paragraph-rsid="00254ffa"/>
    </style:style>
    <style:style style:name="P40" style:family="paragraph" style:parent-style-name="Standard">
      <style:text-properties fo:font-variant="normal" fo:text-transform="none" fo:color="#000000" loext:opacity="100%" style:font-name="Times New Roman" fo:font-size="14pt" fo:letter-spacing="normal" fo:font-style="normal" fo:font-weight="normal" officeooo:rsid="00254ffa" officeooo:paragraph-rsid="00254ffa"/>
    </style:style>
    <style:style style:name="P41" style:family="paragraph" style:parent-style-name="Standard">
      <style:text-properties officeooo:paragraph-rsid="00254ffa"/>
    </style:style>
    <style:style style:name="P42" style:family="paragraph" style:parent-style-name="Standard" style:list-style-name="L11" style:master-page-name="">
      <loext:graphic-properties draw:fill="none"/>
      <style:paragraph-properties fo:margin-left="0.5in" fo:margin-right="0in" fo:text-indent="-0.5in" style:auto-text-indent="false" style:page-number="auto" fo:background-color="transparent"/>
      <style:text-properties officeooo:paragraph-rsid="00224d82"/>
    </style:style>
    <style:style style:name="P43" style:family="paragraph" style:parent-style-name="Standard" style:list-style-name="L11">
      <loext:graphic-properties draw:fill="none"/>
      <style:paragraph-properties fo:margin-left="0.5in" fo:margin-right="0in" fo:text-indent="-0.5in" style:auto-text-indent="false" fo:background-color="transparent"/>
      <style:text-properties fo:font-variant="normal" fo:text-transform="none" fo:color="#000000" loext:opacity="100%" style:font-name="Times New Roman" fo:font-size="14pt" fo:letter-spacing="normal" fo:font-style="normal" fo:font-weight="normal" officeooo:paragraph-rsid="00224d82"/>
    </style:style>
    <style:style style:name="P44" style:family="paragraph" style:parent-style-name="Standard">
      <style:text-properties fo:font-variant="normal" fo:text-transform="none" fo:color="#000000" loext:opacity="100%" style:font-name="Times New Roman" fo:font-size="14pt" fo:letter-spacing="normal" fo:font-style="normal" fo:font-weight="normal" officeooo:paragraph-rsid="00236ba8"/>
    </style:style>
    <style:style style:name="P45" style:family="paragraph" style:parent-style-name="Standard">
      <style:text-properties officeooo:paragraph-rsid="00236ba8"/>
    </style:style>
    <style:style style:name="T1" style:family="text">
      <style:text-properties fo:font-variant="normal" fo:text-transform="none" fo:color="#000000" loext:opacity="100%" style:font-name="Times New Roman" fo:font-size="14pt" fo:letter-spacing="normal" fo:language="uk" fo:country="UA" fo:font-style="normal" fo:font-weight="normal" officeooo:rsid="001ee994"/>
    </style:style>
    <style:style style:name="T2" style:family="text">
      <style:text-properties fo:font-variant="normal" fo:text-transform="none" fo:color="#000000" loext:opacity="100%" style:font-name="Times New Roman" fo:font-size="14pt" fo:letter-spacing="normal" fo:font-style="normal" fo:font-weight="normal"/>
    </style:style>
    <style:style style:name="T3" style:family="text">
      <style:text-properties fo:font-variant="normal" fo:text-transform="none" fo:color="#000000" loext:opacity="100%" style:font-name="Times New Roman" fo:font-size="14pt" fo:letter-spacing="normal" fo:language="uk" fo:country="UA" fo:font-style="normal" fo:font-weight="normal"/>
    </style:style>
    <style:style style:name="T4" style:family="text">
      <style:text-properties fo:font-variant="normal" fo:text-transform="none" fo:color="#000000" loext:opacity="100%" style:font-name="Times New Roman" fo:font-size="14pt" fo:letter-spacing="normal" fo:language="en" fo:country="US" fo:font-style="normal" fo:font-weight="normal" officeooo:rsid="001ee994"/>
    </style:style>
    <style:style style:name="T5" style:family="text">
      <style:text-properties fo:font-variant="normal" fo:text-transform="none" style:use-window-font-color="true" loext:opacity="0%" style:font-name="Times New Roman" fo:font-size="14pt" fo:letter-spacing="normal" fo:language="uk" fo:country="UA" fo:font-style="normal" style:text-underline-style="none" fo:font-weight="normal"/>
    </style:style>
    <style:style style:name="T6" style:family="text">
      <style:text-properties fo:font-variant="normal" fo:text-transform="none" style:use-window-font-color="true" loext:opacity="0%" style:font-name="Times New Roman" fo:font-size="14pt" fo:letter-spacing="normal" fo:language="uk" fo:country="UA" fo:font-style="normal" style:text-underline-style="none" fo:font-weight="normal" officeooo:rsid="001ee994"/>
    </style:style>
    <style:style style:name="T7" style:family="text">
      <style:text-properties fo:font-variant="normal" fo:text-transform="none" fo:color="#000000" loext:opacity="100%" style:font-name="Times New Roman" fo:font-size="14pt" fo:letter-spacing="normal" fo:language="uk" fo:country="UA" fo:font-style="normal" fo:font-weight="normal" officeooo:rsid="001f3b6c"/>
    </style:style>
    <style:style style:name="T8" style:family="text">
      <style:text-properties fo:language="uk" fo:country="UA" officeooo:rsid="001f3b6c"/>
    </style:style>
    <style:style style:name="T9" style:family="text">
      <style:text-properties fo:font-variant="normal" fo:text-transform="none" style:font-name="Times New Roman" fo:font-size="14pt" fo:letter-spacing="normal" fo:font-style="normal" fo:font-weight="normal"/>
    </style:style>
    <style:style style:name="T10" style:family="text">
      <style:text-properties fo:font-variant="normal" fo:text-transform="none" fo:color="#000000" loext:opacity="100%" style:font-name="Times New Roman" fo:font-size="14pt" fo:letter-spacing="normal" fo:font-style="normal" fo:font-weight="normal" officeooo:rsid="001f3b6c"/>
    </style:style>
    <style:style style:name="T11" style:family="text">
      <style:text-properties fo:font-variant="normal" fo:text-transform="none" fo:color="#000000" loext:opacity="100%" fo:letter-spacing="normal"/>
    </style:style>
    <style:style style:name="T12" style:family="text">
      <style:text-properties fo:language="uk" fo:country="UA" officeooo:rsid="0020feda"/>
    </style:style>
    <style:style style:name="T13" style:family="text">
      <style:text-properties fo:language="uk" fo:country="UA"/>
    </style:style>
    <style:style style:name="T14" style:family="text">
      <style:text-properties fo:language="uk" fo:country="UA" officeooo:rsid="00218b85"/>
    </style:style>
    <style:style style:name="T15" style:family="text">
      <style:text-properties fo:language="uk" fo:country="UA" fo:font-weight="bold" officeooo:rsid="0021c7f7" style:font-weight-asian="bold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language="uk" fo:country="UA" officeooo:rsid="0021c7f7"/>
    </style:style>
    <style:style style:name="T18" style:family="text">
      <style:text-properties fo:language="uk" fo:country="UA" officeooo:rsid="00224d82"/>
    </style:style>
    <style:style style:name="T19" style:family="text">
      <style:text-properties fo:font-variant="normal" fo:text-transform="none" fo:color="#000000" loext:opacity="100%" style:font-name="Times New Roman" fo:font-size="14pt" fo:letter-spacing="normal" fo:language="uk" fo:country="UA" fo:font-style="normal" fo:font-weight="bold" officeooo:rsid="0021c7f7" style:font-weight-asian="bold" style:font-weight-complex="bold"/>
    </style:style>
    <style:style style:name="T20" style:family="text">
      <style:text-properties fo:font-variant="normal" fo:text-transform="none" fo:color="#000000" loext:opacity="100%" style:font-name="Times New Roman" fo:font-size="14pt" fo:letter-spacing="normal" fo:font-style="normal" fo:font-weight="bold" style:font-weight-asian="bold" style:font-weight-complex="bold"/>
    </style:style>
    <style:style style:name="T21" style:family="text">
      <style:text-properties fo:font-variant="normal" fo:text-transform="none" fo:color="#000000" loext:opacity="100%" style:font-name="Times New Roman" fo:font-size="14pt" fo:letter-spacing="normal" fo:language="uk" fo:country="UA" fo:font-style="normal" fo:font-weight="normal" officeooo:rsid="0021c7f7"/>
    </style:style>
    <style:style style:name="T22" style:family="text">
      <style:text-properties fo:font-variant="normal" fo:text-transform="none" fo:color="#000000" loext:opacity="100%" style:font-name="Times New Roman" fo:font-size="14pt" fo:letter-spacing="normal" fo:language="uk" fo:country="UA" fo:font-style="normal" fo:font-weight="normal" officeooo:rsid="00224d82"/>
    </style:style>
    <style:style style:name="T23" style:family="text">
      <style:text-properties fo:font-variant="normal" fo:text-transform="none" fo:color="#000000" loext:opacity="100%" style:font-name="Times New Roman" fo:font-size="14pt" fo:letter-spacing="normal" fo:language="uk" fo:country="UA" fo:font-style="normal" fo:font-weight="bold" officeooo:rsid="00224d82" style:font-weight-asian="bold" style:font-weight-complex="bold"/>
    </style:style>
    <style:style style:name="T24" style:family="text">
      <style:text-properties fo:font-variant="normal" fo:text-transform="none" fo:color="#000000" loext:opacity="100%" style:font-name="Times New Roman" fo:font-size="14pt" fo:letter-spacing="normal" fo:language="uk" fo:country="UA" fo:font-style="normal" fo:font-weight="normal" officeooo:rsid="00224d82" style:font-weight-asian="normal" style:font-weight-complex="normal"/>
    </style:style>
    <style:style style:name="T25" style:family="text">
      <style:text-properties fo:font-variant="normal" fo:text-transform="none" fo:color="#000000" loext:opacity="100%" style:font-name="Times New Roman" fo:font-size="14pt" fo:letter-spacing="normal" fo:font-style="normal" fo:font-weight="normal" officeooo:rsid="00254ffa"/>
    </style:style>
    <style:style style:name="T26" style:family="text">
      <style:text-properties fo:font-variant="normal" fo:text-transform="none" fo:color="#000000" loext:opacity="100%" style:font-name="Times New Roman" fo:font-size="14pt" fo:letter-spacing="normal" fo:language="uk" fo:country="UA" fo:font-style="normal" fo:font-weight="normal" officeooo:rsid="00236ba8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Управлінець має о</text:span><text:span text:style-name="T2">трим</text:span><text:span text:style-name="T1">увати</text:span><text:span text:style-name="T2"> норм</text:span><text:span text:style-name="T1">альний</text:span><text:span text:style-name="T2"> резуль</text:span><text:span text:style-name="T1">тат</text:span><text:span text:style-name="T2"> від “звич</text:span><text:span text:style-name="T1">айної</text:span><text:span text:style-name="T2">”люд</text:span><text:span text:style-name="T1">ини.</text:span></text:p>
      <text:p text:style-name="P1"><text:line-break/><text:span text:style-name="T2">На прац</text:span><text:span text:style-name="T1">івника</text:span><text:span text:style-name="T2"> впливає сист</text:span><text:span text:style-name="T1">ема</text:span><text:span text:style-name="T2"> коорд</text:span><text:span text:style-name="T1">инат</text:span><text:span text:style-name="T2"> не лише керівника, а і колег</text:span><text:span text:style-name="T1">.</text:span><text:line-break/><text:span text:style-name="T2">На сист</text:span><text:span text:style-name="T1">ему</text:span><text:span text:style-name="T2"> коорд</text:span><text:span text:style-name="T1">инат</text:span><text:span text:style-name="T2"> керівника впливають і сист</text:span><text:span text:style-name="T1">еми</text:span><text:span text:style-name="T2"> коорд</text:span><text:span text:style-name="T1">инат</text:span><text:span text:style-name="T2"> підлеглих</text:span><text:span text:style-name="T1">.</text:span></text:p>
      <text:p text:style-name="P1"><text:line-break/><text:span text:style-name="T2">Дуглас </text:span><text:span text:style-name="T1">М</text:span><text:span text:style-name="T2">ак</text:span><text:span text:style-name="T1">Г</text:span><text:span text:style-name="T2">регор:</text:span></text:p>
      <text:list text:style-name="L1">
        <text:list-item>
          <text:p text:style-name="P2"><text:span text:style-name="T1">Т</text:span><text:span text:style-name="T2">еорія </text:span><text:span text:style-name="T1">X. Л</text:span><text:span text:style-name="T3">юди</text:span><text:span text:style-name="T2"> </text:span><text:span text:style-name="T1">схильні </text:span><text:span text:style-name="T2">уника</text:span><text:span text:style-name="T1">ти</text:span><text:span text:style-name="T2"> роботу, </text:span><text:span text:style-name="T1">тому </text:span><text:span text:style-name="T2">менеджмент має мотиву</text:span><text:span text:style-name="T1">вати</text:span><text:span text:style-name="T2"> і примушувати</text:span></text:p>
        </text:list-item>
        <text:list-item>
          <text:p text:style-name="P2"><text:span text:style-name="T1">Теорія </text:span><text:span text:style-name="T4">Y. </text:span><text:span text:style-name="T1">Л</text:span><text:span text:style-name="T2">юдям природньо захоплюватись роботою так як і відпочинком - менеджер має давати проявлятись і реалізовуватись.</text:span></text:p>
        </text:list-item>
      </text:list>
      <text:p text:style-name="P1"><text:line-break/><text:span text:style-name="T2">Віднош покарання - винагорода: </text:span><text:a xlink:type="simple" xlink:href="tel:1-6" text:style-name="Internet_20_link" text:visited-style-name="Visited_20_Internet_20_Link"><text:span text:style-name="T5">1 </text:span><text:span text:style-name="T6">до </text:span><text:span text:style-name="T5">6</text:span></text:a><text:span text:style-name="T6">.</text:span></text:p>
      <text:p text:style-name="P1"><text:line-break/><text:span text:style-name="T2">Компетенції керівника діл на категорії:</text:span><text:span text:style-name="T1"> </text:span><text:span text:style-name="T2">адміністрат</text:span><text:span text:style-name="T1">ивні, </text:span><text:span text:style-name="T2">оптимізуючі(планування), лідерські(впливають на психологію, управління комунікаціями).</text:span></text:p>
      <text:p text:style-name="P1"><text:line-break/><text:span text:style-name="T2">Репутація вимогливого - гарантує виконання </text:span><text:span text:style-name="T1">доручень</text:span><text:span text:style-name="T2">.</text:span></text:p>
      <text:p text:style-name="P1"><text:line-break/><text:span text:style-name="T2">Постулати менеджменту:</text:span></text:p>
      <text:list text:style-name="L2">
        <text:list-item>
          <text:p text:style-name="P3">на мотивацію впливає багато факторів, а не тільки гроші</text:p>
        </text:list-item>
        <text:list-item>
          <text:p text:style-name="P3">працюють так, як ними керують</text:p>
        </text:list-item>
        <text:list-item>
          <text:p text:style-name="P3">у хорошого керівника немає поганих працівникіа</text:p>
        </text:list-item>
        <text:list-item>
          <text:p text:style-name="P3">бути керівником це професія, а не  удача чи хрест</text:p>
        </text:list-item>
        <text:list-item>
          <text:p text:style-name="P3">профейність і досвід не одне і те ж</text:p>
        </text:list-item>
        <text:list-item>
          <text:p text:style-name="P3">керівник відповідає за все на ввіреній території</text:p>
        </text:list-item>
        <text:list-item>
          <text:p text:style-name="P4"><text:span text:style-name="T2">вхідний відбір це важливо</text:span><text:line-break/></text:p>
        </text:list-item>
      </text:list>
      <text:p text:style-name="P5">Залежність від персоналу - звужує вибір  прийомів.</text:p>
      <text:p text:style-name="Standard"/>
      <text:p text:style-name="P5">При бажанні переконати починай активно слухати, а не сипати аргументами.</text:p>
      <text:p text:style-name="P6"/>
      <text:p text:style-name="P7"><text:span text:style-name="T2">Що заважає </text:span><text:span text:style-name="T1">керівнику ставати компетентнішим</text:span><text:span text:style-name="T2">:</text:span></text:p>
      <text:list text:style-name="L3">
        <text:list-item>
          <text:p text:style-name="P8"><text:span text:style-name="T1">С</text:span><text:span text:style-name="T2">потворення в літературі</text:span><text:span text:style-name="T1">. </text:span><text:span text:style-name="T2">"</text:span><text:span text:style-name="T1">Р</text:span><text:span text:style-name="T2">обимо що треба, пишемо те що красиво", не пишуть про жорсткий відбір, зовнішнє розслаблення, але внутр</text:span><text:span text:style-name="T1">ішню</text:span><text:span text:style-name="T2"> дисциплін</text:span><text:span text:style-name="T1">у</text:span></text:p>
        </text:list-item>
        <text:list-item>
          <text:p text:style-name="P9"><text:span text:style-name="T1">В</text:span><text:span text:style-name="T2">иховання. </text:span><text:span text:style-name="T1">Виховують</text:span><text:span text:style-name="T2"> бути хорошим, зручним.</text:span></text:p>
        </text:list-item>
        <text:list-item>
          <text:p text:style-name="P9"><text:span text:style-name="T1">Н</text:span><text:span text:style-name="T2">е вміння конфліктувати, вимагати. Роблять менше правил, щоб було менше приводів конфлікт - якість страждає.</text:span></text:p>
        </text:list-item>
        <text:list-item>
          <text:p text:style-name="P9"><text:span text:style-name="T1">Д</text:span><text:span text:style-name="T2">умка, що інші теж відповідальні. Невідповідальні стають незрозумілі і тримаються "на підтанцьовці", відповідальні - тягнуть за всіх.</text:span></text:p>
        </text:list-item>
        <text:list-item>
          <text:p text:style-name="P9"><text:span text:style-name="T1">Е</text:span><text:span text:style-name="T2">кспертна кваліфікація керівника. </text:span><text:span text:style-name="T1">П</text:span><text:span text:style-name="T2">очинає робити все сам</text:span></text:p>
        </text:list-item>
        <text:list-item>
          <text:p text:style-name="P10"><text:span text:style-name="T1">Д</text:span><text:span text:style-name="T2">умка про рівність</text:span><text:span text:style-name="T1">. В</text:span><text:span text:style-name="T2">ін і підлеглі, продуктивні і ліниві.</text:span></text:p>
        </text:list-item>
      </text:list>
      <text:p text:style-name="P11"/>
      <text:p text:style-name="P11"><text:soft-page-break/>Що буде, якщо не почати карати:</text:p>
      <text:list text:style-name="L4">
        <text:list-item>
          <text:p text:style-name="P12">керівник вважає, так і має бути і фактично підіграє підлеглим, щоб довести правоту своєму начальству.</text:p>
        </text:list-item>
        <text:list-item>
          <text:p text:style-name="P13"><text:span text:style-name="T2">керівник починає проводити тренінги, опитування про задоволеність, мотиваційні </text:span><text:span text:style-name="T3">проповід</text:span><text:span text:style-name="T7">і</text:span></text:p>
        </text:list-item>
        <text:list-item>
          <text:p text:style-name="P13"><text:span text:style-name="T3">керівник</text:span><text:span text:style-name="T2"> озлоблюється</text:span></text:p>
        </text:list-item>
      </text:list>
      <text:p text:style-name="P11"/>
      <text:p text:style-name="P11">Якщо керівник хамить - це може бути відчайдушною спробою показати хто тут господар.</text:p>
      <text:p text:style-name="P14"><text:span text:style-name="T2">Наради про "нам треба змінити ставлення до роботи" - може керівник боїться назвати проблему і винного.</text:span><text:line-break/><text:line-break/><text:span text:style-name="T2">2х факторна мотиваційна теорія Герцберга</text:span><text:span text:style-name="T7">, м</text:span><text:span text:style-name="T2">отиваційні фактори</text:span><text:span text:style-name="T7">:</text:span></text:p>
      <text:list text:style-name="L5">
        <text:list-item>
          <text:p text:style-name="P15">гігієнічні, "регулятори мотивації" – базові<text:span text:style-name="T8">, б</text:span>ез них або звільняються або мінімізують власний вклад. Внутрішня стабільність - один із прикладів.</text:p>
        </text:list-item>
        <text:list-item>
          <text:p text:style-name="P16">розкриваючі, "головні мотиватори"</text:p>
        </text:list-item>
      </text:list>
      <text:p text:style-name="P11"/>
      <text:p text:style-name="P11">Принципи в команді:</text:p>
      <text:list text:style-name="L6">
        <text:list-item>
          <text:p text:style-name="P17">голова має бути включена</text:p>
        </text:list-item>
        <text:list-item>
          <text:p text:style-name="P18">уперся – повідом</text:p>
        </text:list-item>
        <text:list-item>
          <text:p text:style-name="P18">не примножуй сутності - все що не дозволено - заборонено</text:p>
        </text:list-item>
        <text:list-item>
          <text:p text:style-name="P18">брехня - смертний гріх</text:p>
        </text:list-item>
        <text:list-item>
          <text:p text:style-name="P18">правила можна обговорювати і неможна порушувати. Але мають бути штатні канали зв'язку, регулярні і екстрені.</text:p>
        </text:list-item>
        <text:list-item>
          <text:p text:style-name="P19"><text:span text:style-name="T2">забув - значить не записа</text:span><text:span text:style-name="T7">в</text:span></text:p>
        </text:list-item>
        <text:list-item>
          <text:p text:style-name="P20">"не встиг" не існує, це суперечить "уперся - повідом"</text:p>
        </text:list-item>
      </text:list>
      <text:p text:style-name="P21"/>
      <text:p text:style-name="P11">Не треба впроваджувати супер системи, щоб подолати низьку виконавчу дисципліну.</text:p>
      <text:p text:style-name="P11"/>
      <text:p text:style-name="P14"><text:span text:style-name="T2">При впровадженні треба бути жорстким, потім можна робити поблажки.</text:span><text:line-break/></text:p>
      <text:p text:style-name="P14"><text:span text:style-name="T2">Способи підлеглих ухилятись: стр. </text:span><text:a xlink:type="simple" xlink:href="http://tel:107/" text:style-name="Internet_20_link" text:visited-style-name="Visited_20_Internet_20_Link"><text:span text:style-name="T9">107</text:span></text:a><text:line-break/><text:line-break/><text:span text:style-name="T2">Найкраще працює не кількість, жорсткість, різноманіття покарань, а знання про його невідворотність.</text:span></text:p>
      <text:p text:style-name="P11">Якщо підлеглий зробив все по інструкції, але вийшло не дуже, і він знав що можна краще - поговори "я думав досвіду тобі вистачить, але схоже я помилився".</text:p>
      <text:p text:style-name="P11">Якщо порушив інструкцію, щоб вийшло добре - карай за не дотримання "уперся – повідом".</text:p>
      <text:p text:style-name="P11">Якщо використовувати "уперся - повідом" було не доцільно - хвали, але так, щоб не думав, що тепер може самоуправствувати.</text:p>
      <text:p text:style-name="P11"><text:soft-page-break/></text:p>
      <text:p text:style-name="P14"><text:span text:style-name="T2">Встановлюй норму по найкращ</text:span><text:span text:style-name="T7">ому</text:span><text:span text:style-name="T2"> результату, коли можна описати технологію досягнення і впровадити її.</text:span></text:p>
      <text:p text:style-name="P11"/>
      <text:p text:style-name="P11">Якщо дали підлеглому повноваження, але він допустив помилку нічого не порушивши - це ваша помилка, дайте зробити ще раз, краще контролюйте. Якщо карати і відбирати повноваження - всі почнуть відлинювати від повноважень.</text:p>
      <text:p text:style-name="P11"/>
      <text:p text:style-name="P14"><text:span text:style-name="T2">Правила спочатку "промацують" - порушують дуже злегка, ніби це відхилення</text:span><text:span text:style-name="T7">, </text:span><text:span text:style-name="T2">а не порушення. Часом це роблять у вигляді жарту. Реагуй на це "слабким сигналом".</text:span></text:p>
      <text:p text:style-name="P11"/>
      <text:p text:style-name="P11">Часом треба карати за відношення до системи координат, а не за кожне з відхилень окремо.</text:p>
      <text:p text:style-name="P11"/>
      <text:p text:style-name="P11">Ідея: якщо початок роботи в 9:00 - з 7 до 8:40 давай/продавай колегам смачний сніданок. Це зменшить кількість запізнень.</text:p>
      <text:p text:style-name="P11"/>
      <text:p text:style-name="P11">Не ігноруй дрібні порушення: забирай лишні правила, нагороджуй можливістю їх не виконувати, шукай/обговорюй існуючі правила.</text:p>
      <text:p text:style-name="P11"/>
      <text:p text:style-name="P14"><text:span text:style-name="T2">Система координат впроваджується зверху вниз. </text:span><text:span text:style-name="T7">Так </text:span><text:span text:style-name="T2">керівникам буде цікаво впровадити її у себе бо інакше їх відділ налажає.</text:span></text:p>
      <text:p text:style-name="P11">Початок впровадження і зміст оголошуються на сесії/зборах.</text:p>
      <text:p text:style-name="P14"><text:span text:style-name="T2">Є перехідний період &gt; місяця. Під час нього проводяться регулярні зустрічі де обговорюються ситуації,</text:span><text:span text:style-name="T3"> </text:span><text:span text:style-name="T7">які виникли і</text:span><text:span text:style-name="T3"> </text:span><text:span text:style-name="T7">правильну </text:span><text:span text:style-name="T2">логіку дій. Підлеглі мають зрозуміти, що система впровадиться </text:span><text:span text:style-name="T10">на </text:span><text:a xlink:type="simple" xlink:href="http://tel:100/" text:style-name="Internet_20_link" text:visited-style-name="Visited_20_Internet_20_Link"><text:span text:style-name="T5">100</text:span></text:a><text:span text:style-name="T11"> </text:span><text:span text:style-name="T2">відсотків.</text:span></text:p>
      <text:p text:style-name="P11">Все має бути задокументовано. Можна мотивувати підлеглих шукати протиріччя.</text:p>
      <text:p text:style-name="P11"/>
      <text:p text:style-name="P11">Чому підлеглий може порушувати:</text:p>
      <text:list text:style-name="L7">
        <text:list-item>
          <text:p text:style-name="P22">розмиті формулювання правил</text:p>
        </text:list-item>
        <text:list-item>
          <text:p text:style-name="P23">не достатньо ресурсів. <text:span text:style-name="T12">П</text:span>ри цьому керівник не в курсі, або чекає чуда</text:p>
        </text:list-item>
        <text:list-item>
          <text:p text:style-name="P23">йому не достатньо платять/дякують або хоче помститись</text:p>
        </text:list-item>
        <text:list-item>
          <text:p text:style-name="P23">не боїться покарання</text:p>
        </text:list-item>
        <text:list-item>
          <text:p text:style-name="P23">щоб у нього забрали задачу. Треба не тільки покарати, але і не забирати роботи.</text:p>
        </text:list-item>
        <text:list-item>
          <text:p text:style-name="P23">як претензія на більші повноваження</text:p>
        </text:list-item>
        <text:list-item>
          <text:p text:style-name="P23">для куража - звик зі школи "відкривати  закрите" і "заходити куди неможна" Спробуй направити енергію на <text:span text:style-name="T13">позитивне</text:span><text:span text:style-name="T12">(</text:span><text:span text:style-name="T13">ризикований</text:span> проект<text:span text:style-name="T12">)</text:span>.</text:p>
        </text:list-item>
        <text:list-item>
          <text:p text:style-name="P23">чомусь вирішує, що сам може вирішувати що і коли йому дотримуватись.</text:p>
        </text:list-item>
      </text:list>
      <text:p text:style-name="P11"/>
      <text:p text:style-name="P24"><text:soft-page-break/><text:span text:style-name="T2">Модель Ділдса про істинні причини вчинку(стр </text:span><text:a xlink:type="simple" xlink:href="http://tel:175/" text:style-name="Internet_20_link" text:visited-style-name="Visited_20_Internet_20_Link"><text:span text:style-name="T9">175</text:span></text:a><text:span text:style-name="T2">): оточення, дії, навички, мотивація, самоідентифікація.</text:span></text:p>
      <text:p text:style-name="P25"/>
      <text:p text:style-name="P25">Що має бути під-час покарання:</text:p>
      <text:list text:style-name="L8">
        <text:list-item>
          <text:p text:style-name="P26">підлеглиймає розуміти за що його карають</text:p>
        </text:list-item>
        <text:list-item>
          <text:p text:style-name="P27">після має розуміти (глибоко, саму логіку) як поступати правильно</text:p>
        </text:list-item>
        <text:list-item>
          <text:p text:style-name="P27">покарання має бути неприємним, таким щоб не хотілось повторення</text:p>
        </text:list-item>
        <text:list-item>
          <text:p text:style-name="P27">винити за неприємне покарання він має саме себе</text:p>
        </text:list-item>
        <text:list-item>
          <text:p text:style-name="P27">в кінці має розуміти, що не все втрачено: його зусилля по виправленню будуть помічені і підтримані, він не буде причислений до двієчників, від нього не вимагають подвигу, щоб загладити вину.</text:p>
        </text:list-item>
      </text:list>
      <text:p text:style-name="P25"/>
      <text:p text:style-name="P28">Чому не карати грошима:</text:p>
      <text:list text:style-name="L9">
        <text:list-item>
          <text:p text:style-name="P29">можливо штрафи не можуть бути значні<text:span text:style-name="T14">(по закону)</text:span></text:p>
        </text:list-item>
        <text:list-item>
          <text:p text:style-name="P30">покарання можливе раз в місяць</text:p>
        </text:list-item>
        <text:list-item>
          <text:p text:style-name="P30">викличе у підлеглого реакцію "да подавись" замість правильної</text:p>
        </text:list-item>
        <text:list-item>
          <text:p text:style-name="P30">може сприйматися як слабкість влади: "оце і все, що ти можеш"</text:p>
        </text:list-item>
        <text:list-item>
          <text:p text:style-name="P30">виглядає як індульгенція, прейскурант на порушення</text:p>
        </text:list-item>
        <text:list-item>
          <text:p text:style-name="P30">штраф не точний, одна і та ж сума подіє по-різному на різних людей</text:p>
        </text:list-item>
      </text:list>
      <text:p text:style-name="P28"/>
      <text:p text:style-name="P28">Покарання працює, ТІЛЬКИ якщо керівник має авторитет.</text:p>
      <text:p text:style-name="P28"/>
      <text:p text:style-name="P31"><text:span text:style-name="T2">Якщо працівника є за що хвалити і є за що карати - зроби 2 зустрічі, не роби великий перепад емоцій. Похвала може сприйнятись не щирою, а покарання не достатньо серйозним. Техніка сендвіча "похвала-покарання-похвала" це фігня.</text:span><text:line-break/><text:span text:style-name="T2">Якщо лажа і успіх були при виконанні одної великої задачі - тільки тоді роби "контрастний душ". Принцип взаємної компенсації НЕ працює.</text:span><text:line-break/></text:p>
      <text:p text:style-name="P31"><text:span text:style-name="T2">Добре мати досьє на підлеглого: вік, освіта, досягнення, мотиви і т. д.</text:span><text:line-break/></text:p>
      <text:p text:style-name="P31"><text:span text:style-name="T2">При звичайній бесіді/фідбеку використовуй м'які формулювання("мабуть", "мені здається"). Прибережи категоричні формулювання для важливого або пресікання.</text:span><text:line-break/><text:span text:style-name="T2">Підлаштуйся під екстра-/інтравертність, швидкість мови підлеглого.</text:span><text:line-break/><text:span text:style-name="T2">Впливай на емоційний градус підлеглого темпом, гучністю, паузами, змінами тем, відкритими питаннями.</text:span><text:line-break/></text:p>
      <text:p text:style-name="P31"><text:span text:style-name="T2">Модель субособистостей Еріка Берна: звичайна, бунтуюча і слухняна дитина, дорослий, суворий і добрий батьки.</text:span><text:line-break/><text:span text:style-name="T2">Стр. </text:span><text:a xlink:type="simple" xlink:href="http://tel:226/" text:style-name="Internet_20_link" text:visited-style-name="Visited_20_Internet_20_Link"><text:span text:style-name="T9">226</text:span></text:a><text:span text:style-name="T2">.</text:span></text:p>
      <text:p text:style-name="P32"/>
      <text:p text:style-name="P31"><text:span text:style-name="T2">Теорія фруції Саула Розенцвейга, стр </text:span><text:a xlink:type="simple" xlink:href="http://tel:231/" text:style-name="Internet_20_link" text:visited-style-name="Visited_20_Internet_20_Link"><text:span text:style-name="T9">231</text:span></text:a><text:line-break/></text:p>
      <text:p text:style-name="P31"><text:soft-page-break/><text:span text:style-name="T2">Не карай відразу: у тебе і викритого підлеглого будуть емоції + треба час у всьому розібратись.</text:span><text:line-break/><text:span text:style-name="T2">Наявність проблеми, винного, результати аналізу треба оголосити на регулярній зустрічі. Факт покарання винного - НІ.</text:span><text:line-break/><text:span text:style-name="T2">Якщо винні кілька - розбираєтесь в проблемі разом, караєш кожного окремо.</text:span><text:line-break/></text:p>
      <text:p text:style-name="P31"><text:span text:style-name="T2">Емоції можна відчувати і не показувати, а можна показувати не відчуваючи.</text:span><text:line-break/></text:p>
      <text:h text:style-name="Heading_20_1" text:outline-level="1">Етапи покарання</text:h>
      <text:p text:style-name="P32"><text:span text:style-name="T15">П</text:span><text:span text:style-name="T16">ідготовка.</text:span> <text:span text:style-name="T17">Продумай </text:span>що і як ти будеш говорити<text:span text:style-name="T18">.</text:span></text:p>
      <text:p text:style-name="P33"><text:span text:style-name="T19">З</text:span><text:span text:style-name="T20">ахват.</text:span><text:span text:style-name="T2"> </text:span><text:span text:style-name="T21">У єдиноборствах </text:span><text:span text:style-name="T22">захват це підготовка до прийому. </text:span><text:span text:style-name="T21">Треба в</text:span><text:span text:style-name="T2">вести підлеглого в правильний психологічний стан("агентний стан") - запросити його на зустріч. Попередньо виясни чи вільний, щоб не було відговорок. </text:span><text:span text:style-name="T22">Захват ц</text:span><text:span text:style-name="T2">е також початок зустрічі, коли ви розбираєтесь що сталось - ти ставиш запитання і ще не караєш, негативні емоції треба пом'якшувати.</text:span></text:p>
      <text:p text:style-name="P34">Якщо підлеглий заходить з істерикою - не реагуй, вона спаде після досягнення піку. Захват закінчується, коли ти розібрався в ситуації.</text:p>
      <text:p text:style-name="P33"><text:span text:style-name="T23">Е</text:span><text:span text:style-name="T20">кзекуція</text:span><text:span text:style-name="T3"> </text:span><text:span text:style-name="T22">Підлеглий</text:span><text:span text:style-name="T3"> </text:span><text:span text:style-name="T2">має відчути вину. Підлеглий хоче думати, що він хороший, </text:span><text:span text:style-name="T22">п</text:span><text:span text:style-name="T2">ри цьому допомагає собі відмазками і самообманом. Треба очисти його від відмазок і показати вчинок з правильної для діла точки зору. Також відмазки можуть допомагати знайти причину образитись - найкращий захист від саморефлексії.</text:span></text:p>
      <text:p text:style-name="P34">Ставиш питання типу "як твій поступок х співвідноситься з правилом у", "як корегувати поступок х, щоб він став корисний справі", "як от поступок х, повпливає на можливість отримати нагороду у".</text:p>
      <text:p text:style-name="P33"><text:span text:style-name="T23">Ф</text:span><text:span text:style-name="T20">іксація</text:span><text:span text:style-name="T23">. </text:span><text:span text:style-name="T24">Вирішуєте </text:span><text:span text:style-name="T2">що зробити, щоб проступок не повторився. Часом працівник має представити план дій. Ти можеш стояти над ним коли він цей план робить - як вчитель над учнем. План має бути реальним і комфортним, не подвигом. Не вести до сімейних чи інших проблем. Підтримай і контролюй його реалізацію.</text:span><text:line-break/><text:span text:style-name="T23">В</text:span><text:span text:style-name="T20">ивід підлеглого з процедури покарання.</text:span><text:span text:style-name="T2"> Загалом нічого не роби - сам психологічно оговтається. </text:span><text:span text:style-name="T2">Можеш з</text:span><text:span text:style-name="T2">апит</text:span><text:span text:style-name="T22">ати</text:span><text:span text:style-name="T2"> щось при всіх.</text:span></text:p>
      <text:p text:style-name="P32"/>
      <text:h text:style-name="Heading_20_1" text:outline-level="1">Правила ефективн<text:span text:style-name="T18">их</text:span> <text:span text:style-name="T18">п</text:span>итань</text:h>
      <text:list text:style-name="L10">
        <text:list-item>
          <text:p text:style-name="P35"><text:span text:style-name="T18">П</text:span>итання має бути питанням: коротким, <text:span text:style-name="T13">правильною</text:span> інтонацією, потім мовчи і чекай відповіді.</text:p>
        </text:list-item>
        <text:list-item>
          <text:p text:style-name="P36"><text:span text:style-name="T18">М</text:span>ожлива конструкція: опис контексту, потім питання. Питання завжди в кінці.</text:p>
        </text:list-item>
        <text:list-item>
          <text:p text:style-name="P36"><text:span text:style-name="T18">В</text:span> одній фразі - одне питання<text:span text:style-name="T18">.</text:span></text:p>
        </text:list-item>
        <text:list-item>
          <text:p text:style-name="P37"><text:span text:style-name="T22">З</text:span><text:span text:style-name="T2">роби паузу після почутої відповіді</text:span><text:span text:style-name="T22">.</text:span></text:p>
        </text:list-item>
        <text:list-item>
          <text:p text:style-name="P37"><text:soft-page-break/><text:span text:style-name="T22">Я</text:span><text:span text:style-name="T2">кщо відповідач мовчить - чекай 7 секунд. Потім запитай чи повторити або скажи що чекаєш відповідь.</text:span></text:p>
        </text:list-item>
        <text:list-item>
          <text:p text:style-name="P37"><text:span text:style-name="T22">Я</text:span><text:span text:style-name="T2">кщо відповідач петляє - його можна перебити</text:span></text:p>
        </text:list-item>
      </text:list>
      <text:p text:style-name="P34"/>
      <text:h text:style-name="P38" text:outline-level="1">Ніл Hекхем, методика SPIN</text:h>
      <text:p text:style-name="P39">S - situational - питання про поточну ситуацію у клієнта</text:p>
      <text:p text:style-name="P39">P - problem - питання про потенційні проблеми, або до яких проблем веде поточна ситуація</text:p>
      <text:p text:style-name="P40">I - </text:p>
      <text:p text:style-name="P41"><text:span text:style-name="T25">N</text:span><text:span text:style-name="T2"> - направляючі</text:span><text:line-break/></text:p>
      <text:h text:style-name="Heading_20_1" text:outline-level="1">Підсилювачі негативних емоцій</text:h>
      <text:list text:style-name="L11">
        <text:list-item>
          <text:p text:style-name="P42"><text:span text:style-name="T22">З</text:span><text:span text:style-name="T2">гадка про шкоду справі, марнування роботи колег.</text:span></text:p>
        </text:list-item>
        <text:list-item>
          <text:p text:style-name="P43"><text:span text:style-name="T18">О</text:span>пис своїх емоцій. Але ти маєш бути авторитет + маєш показати, що не під владою тих емоцій</text:p>
        </text:list-item>
        <text:list-item>
          <text:p text:style-name="P43"><text:span text:style-name="T18">З</text:span>гадка про втрату довіри, але вона повинна до цього бути.</text:p>
        </text:list-item>
        <text:list-item>
          <text:p text:style-name="P43"><text:span text:style-name="T18">Н</text:span>евербальні сигнали. Як для приємної комунікації тільки навпаки.</text:p>
        </text:list-item>
      </text:list>
      <text:p text:style-name="P34"/>
      <text:h text:style-name="Heading_20_1" text:outline-level="1">Гарвардська методика переговорів.</text:h>
      <text:p text:style-name="P44">Один з підходів: "строго з проблемою, м'яко людиною" - говори ввічливо, але прямо.</text:p>
      <text:p text:style-name="P44"/>
      <text:h text:style-name="Heading_20_1" text:outline-level="1">Техніка BOFF</text:h>
      <text:p text:style-name="P45"><text:span text:style-name="T26">Використовується </text:span><text:span text:style-name="T2">для комунікації проблеми.</text:span></text:p>
      <text:p text:style-name="P44">B - behavior - називаєш поступок</text:p>
      <text:p text:style-name="P44">O - outcomes - до яких наслідків призвело</text:p>
      <text:p text:style-name="P44">F - feelings - які емоції викликало</text:p>
      <text:p text:style-name="P44">F - future - як не допустити у майбутньому. "як думаєш, як це повпливає на твою участь в конференції"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4-27T15:07:07.449000000</meta:creation-date>
    <dc:date>2025-12-02T21:01:40.706273600</dc:date>
    <meta:editing-duration>PT56M54S</meta:editing-duration>
    <meta:editing-cycles>8</meta:editing-cycles>
    <meta:generator>LibreOffice/25.2.7.2$Windows_X86_64 LibreOffice_project/5cbfd1ab6520636bb5f7b99185aa69bd7456825d</meta:generator>
    <meta:document-statistic meta:table-count="0" meta:image-count="0" meta:object-count="0" meta:page-count="6" meta:paragraph-count="120" meta:word-count="1516" meta:character-count="10101" meta:non-whitespace-character-count="8737"/>
  </office:meta>
</office:document-meta>
</file>